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style:min-row-height="4.71cm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4" style:family="paragraph" style:parent-style-name="Heading_20_1">
      <style:text-properties fo:font-size="16pt" style:font-size-asian="16pt" style:font-size-complex="16pt"/>
    </style:style>
    <style:style style:name="P5" style:family="paragraph" style:parent-style-name="Table_20_Contents">
      <style:text-properties fo:color="#004000" fo:font-size="18.25pt" officeooo:rsid="0011e606" officeooo:paragraph-rsid="0011e606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weight-asian="bold"/>
    </style:style>
    <style:style style:name="T5" style:family="text">
      <style:text-properties style:font-name="Calibri"/>
    </style:style>
    <style:style style:name="T6" style:family="text">
      <style:text-properties style:font-name="Calibri" fo:font-size="22pt" fo:font-weight="bold"/>
    </style:style>
    <style:style style:name="T7" style:family="text">
      <style:text-properties style:font-name="Calibri" fo:font-size="10.5pt"/>
    </style:style>
    <style:style style:name="T8" style:family="text">
      <style:text-properties style:font-name="Calibri" fo:font-weight="bold"/>
    </style:style>
    <style:style style:name="T9" style:family="text">
      <style:text-properties fo:font-size="22pt" fo:font-weight="bold"/>
    </style:style>
    <style:style style:name="T10" style:family="text">
      <style:text-properties fo:font-weight="bold"/>
    </style:style>
    <style:style style:name="T11" style:family="text">
      <style:text-properties fo:font-size="10.5pt"/>
    </style:style>
    <style:style style:name="T12" style:family="text">
      <style:text-properties style:font-name="Wingdings"/>
    </style:style>
    <style:style style:name="T13" style:family="text">
      <style:text-properties style:font-name="Wingdings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0">3</text:span><text:span text:style-name="T4">　</text:span><text:span text:style-name="T8">Cookie</text:span><text:span text:style-name="T4">的生命周期</text:span></text:h>
      <text:p text:style-name="P2">Cookie<text:span text:style-name="T1">会在客户端存活多久呢？这就是</text:span><text:span text:style-name="T5">Cookie</text:span><text:span text:style-name="T1">的生命了。默认情况下，</text:span><text:span text:style-name="T5">Cookie</text:span><text:span text:style-name="T1">只在浏览器的内存中存活，也就是说，当你关闭浏览器后，</text:span><text:span text:style-name="T5">Cookie</text:span><text:span text:style-name="T1">就会消失！</text:span></text:p>
      <text:p text:style-name="P2"><text:span text:style-name="T1">可以使用</text:span>Cookie#setMaxAge(int expiry)<text:span text:style-name="T1">来设置</text:span><text:span text:style-name="T5">Cookie</text:span><text:span text:style-name="T1">的存活时间。参数</text:span><text:span text:style-name="T5">expiry</text:span><text:span text:style-name="T1">表示</text:span><text:span text:style-name="T5">Cookie</text:span><text:span text:style-name="T1">存活的秒数。</text:span></text:p>
      <text:p text:style-name="P3"><text:span text:style-name="T12">l</text:span>cookie.setMaxAge(60*60)<text:span text:style-name="T1">：表示</text:span><text:span text:style-name="T5">cookie</text:span><text:span text:style-name="T1">对象可存活</text:span><text:span text:style-name="T5">1</text:span><text:span text:style-name="T1">小时。就算关闭浏览器，就算重启客户端电脑，</text:span><text:span text:style-name="T5">cookie</text:span><text:span text:style-name="T1">也会存活</text:span><text:span text:style-name="T5">1</text:span><text:span text:style-name="T1">小时。因为当</text:span><text:span text:style-name="T5">maxAge</text:span><text:span text:style-name="T1">大于</text:span><text:span text:style-name="T5">0</text:span><text:span text:style-name="T1">时，浏览器不仅会把</text:span><text:span text:style-name="T5">cookie</text:span><text:span text:style-name="T1">保存在浏览器内存中，还会把</text:span><text:span text:style-name="T5">cookie</text:span><text:span text:style-name="T1">保存到硬盘上。</text:span></text:p>
      <text:p text:style-name="P3"><text:span text:style-name="T12">l</text:span>cookie.setMaxAge(-1)<text:span text:style-name="T1">：</text:span><text:span text:style-name="T5">cookie</text:span><text:span text:style-name="T1">的</text:span><text:span text:style-name="T5">maxAge</text:span><text:span text:style-name="T1">属性的默认值就是</text:span><text:span text:style-name="T5">-1</text:span><text:span text:style-name="T1">（其实只要是负数都是一个意思），表示只在浏览器内存中存活。一旦关闭浏览器窗口，那么</text:span><text:span text:style-name="T5">cookie</text:span><text:span text:style-name="T1">就会消失。</text:span></text:p>
      <text:p text:style-name="P3"><text:span text:style-name="T12">l</text:span>cookie.setMaxAge(0)<text:span text:style-name="T1">：</text:span><text:span text:style-name="T5">cookie</text:span><text:span text:style-name="T1">被作废！表示</text:span><text:span text:style-name="T5">cookie</text:span><text:span text:style-name="T1">即不在内存中存活，也不在硬盘上存活，这样的</text:span><text:span text:style-name="T5">cookie</text:span><text:span text:style-name="T1">设置只有一个目的，那就是覆盖客户端原来的这个</text:span><text:span text:style-name="T5">cookie</text:span><text:span text:style-name="T1">，使其作废。</text:span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5">//设置Cookit的生命周期,参数是以秒为单位</text:p>
            <text:p text:style-name="P5"><text:tab/><text:tab/>//cookie.setMaxAge(60*60);</text:p>
            <text:p text:style-name="P5"><text:tab/><text:tab/>//会话结束就消失,默认就是</text:p>
            <text:p text:style-name="P5"><text:tab/><text:tab/>cookie.setMaxAge(-1);</text:p>
            <text:p text:style-name="P5"><text:tab/><text:tab/>//删除存在的和当前同名的cookit</text:p>
            <text:p text:style-name="P5"><text:tab/><text:tab/>//cookie.setMaxAge(0)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9M37S</meta:editing-duration>
    <meta:editing-cycles>5</meta:editing-cycles>
    <meta:generator>LibreOffice/5.3.0.3$Windows_X86_64 LibreOffice_project/7074905676c47b82bbcfbea1aeefc84afe1c50e1</meta:generator>
    <dc:date>2018-03-13T15:50:14.840000000</dc:date>
    <meta:document-statistic meta:table-count="1" meta:image-count="0" meta:object-count="0" meta:page-count="1" meta:paragraph-count="12" meta:word-count="343" meta:character-count="622" meta:non-whitespace-character-count="610"/>
    <meta:user-defined meta:name="Info 1"/>
    <meta:user-defined meta:name="Info 2"/>
    <meta:user-defined meta:name="Info 3"/>
    <meta:user-defined meta:name="Info 4"/>
  </office:meta>
</office:document-meta>
</file>